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466308071468381592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36783441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773761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785204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6967180530479601667" text:style-name="L2">
        <text:list-item>
          <text:list>
            <text:list-item>
              <text:p text:style-name="P25">miles in the last week</text:p>
              <text:p text:style-name="P2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6"><text:span text:style-name="T9">Tues Dec 11, 2018 </text:span><text:span text:style-name="T7">3.5 miles</text:span></text:p>
      <text:p text:style-name="P30">I ran and walked 3.5 miles on the Wise Center indoor track and averaged 10:57/mile.<text:tab/><text:tab/> <text:s text:c="11"/></text:p>
      <text:p text:style-name="P3"/>
      <text:p text:style-name="P27">Using heart rate (HR) to evaluate level of conditioning.</text:p>
      <text:p text:style-name="P27">(In my case I call this a “142 beats per minute test”.)</text:p>
      <text:p text:style-name="P27"/>
      <text:p text:style-name="P4">A runner's level of conditioning varies with time. <text:s/>For a long time I have used my heart rate to help evaluate my level of conditioning. <text:s/>This is what I do recently on a treadmill while wearing a heart rate monitor and a watch. </text:p>
      <text:list xml:id="list3430181920034865426" text:style-name="L3">
        <text:list-item>
          <text:p text:style-name="P26">Warm up with a mile at about 9:00 – 9:30/mile pace and rest a few minutes.</text:p>
        </text:list-item>
        <text:list-item>
          <text:p text:style-name="P26">Start running at about 8:35/mile pace and then adjust pace so that HR is </text:p>
          <text:list>
            <text:list-header>
              <text:p text:style-name="P26"><text:s text:c="10"/>HR0=142 +/- 1 bpm.</text:p>
            </text:list-header>
          </text:list>
        </text:list-item>
        <text:list-item>
          <text:p text:style-name="P26">Use watch to record mile splits and stop running when a mile split exceeds <text:tab/>Pmax=8:45</text:p>
        </text:list-item>
        <text:list-item>
          <text:p text:style-name="P26">The more miles that are run presumably the better condition I am in. _______________________________________________________________________</text:p>
        </text:list-item>
      </text:list>
      <text:p text:style-name="P3">Wed <text:s/>Dec 11, 2018 <text:span text:style-name="T2">5 miles</text:span></text:p>
      <text:p text:style-name="P3"><text:span text:style-name="T2">I performed a 142 bpm test on a Wise Center treadmill. </text:span></text:p>
      <text:p text:style-name="P3"><text:span text:style-name="T2">Warmup: </text:span>1 mile in 9:27 and rested 6 minutes.</text:p>
      <text:p text:style-name="P4">Run: <text:span text:style-name="T3">4 miles while continually adjusting pace so that my HR stayed near 142 bpm.</text:span></text:p>
      <text:p text:style-name="P4"><text:span text:style-name="T3">Mile Splits: 8:39, 8:38, 8:44, 8:46</text:span></text:p>
      <text:p text:style-name="P4"><text:span text:style-name="T3">If the next time I do this test, I am able to reach more than 4 miles before my mile split is above 8:45, then my conditioning has improved.</text:span></text:p>
      <text:p text:style-name="P3"><text:span text:style-name="T11"/></text:p>
      <text:p text:style-name="P3"><text:soft-page-break/><text:span text:style-name="T2">If another runner wants to perform the test given above, <text:s/>that runner should warm up and then run a mile at some pace near their average half marathon pace (this pace can be estimated). Their HR after running the mile is HR0. <text:s/>The same HR0 should be used during all tests unless the level of condition changes a great deal. <text:s/>I am using HR0=142 bpm. <text:s/>Also a test ends after the running pace rises to a value (call it Pmax) that is always the same for every test. <text:s/>(In my case I am using Pmax=8:45.) This value is determined during the first test a runner performs in the following way. During the first test (while holding the heart rate at HR0), the pace after 3 miles is Pmax. <text:s/>During subsequent tests, if more than 3 miles are run before the pace reaches Pmax, then the runner's conditioning has presumably improved.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2T16:54:43.54</dc:date>
    <dc:creator>James  Lombardi</dc:creator>
    <meta:editing-duration>P6DT19H51M31S</meta:editing-duration>
    <meta:editing-cycles>554</meta:editing-cycles>
    <meta:generator>OpenOffice/4.1.2$Win32 OpenOffice.org_project/412m3$Build-9782</meta:generator>
    <meta:document-statistic meta:table-count="0" meta:image-count="0" meta:object-count="0" meta:page-count="10" meta:paragraph-count="246" meta:word-count="3382" meta:character-count="17217"/>
  </office:meta>
</office:document-meta>
</file>